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193cm"/>
    </style:style>
    <style:style style:name="gr2" style:family="graphic" style:parent-style-name="standard">
      <style:graphic-properties draw:textarea-horizontal-align="justify" draw:textarea-vertical-align="middle" draw:auto-grow-height="false" fo:min-height="8.386cm" fo:min-width="5.342cm"/>
    </style:style>
    <style:style style:name="gr3" style:family="graphic" style:parent-style-name="standard">
      <style:graphic-properties draw:textarea-horizontal-align="justify" draw:textarea-vertical-align="middle" draw:auto-grow-height="false" fo:min-height="0.449cm" fo:min-width="3.8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277cm" fo:min-width="2.465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03cm" fo:min-width="3.099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782cm" fo:min-width="1.343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4.453cm"/>
    </style:style>
    <style:style style:name="gr15" style:family="graphic" style:parent-style-name="standard">
      <style:graphic-properties draw:fill="solid" draw:fill-color="#ccffcc" draw:textarea-horizontal-align="justify" draw:textarea-vertical-align="middle" draw:auto-grow-height="false" fo:min-height="1.097cm" fo:min-width="1.9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8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52cm" style:use-optimal-column-width="false"/>
    </style:style>
    <style:style style:name="co3" style:family="table-column">
      <style:table-column-properties style:column-width="6.424cm" style:use-optimal-column-width="false"/>
    </style:style>
    <style:style style:name="co4" style:family="table-column">
      <style:table-column-properties style:column-width="13.863cm" style:use-optimal-column-width="false"/>
    </style:style>
    <style:style style:name="co5" style:family="table-column">
      <style:table-column-properties style:column-width="15.977cm" style:use-optimal-column-width="false"/>
    </style:style>
    <style:style style:name="co6" style:family="table-column">
      <style:table-column-properties style:column-width="10.372cm" style:use-optimal-column-width="false"/>
    </style:style>
    <style:style style:name="co7" style:family="table-column">
      <style:table-column-properties style:column-width="9.311cm" style:use-optimal-column-width="false"/>
    </style:style>
    <style:style style:name="co8" style:family="table-column">
      <style:table-column-properties style:column-width="8.82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687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343cm"/>
    </style:style>
    <style:style style:name="ro6" style:family="table-row">
      <style:table-row-properties style:row-height="1.153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paragraph-properties fo:border="0.03pt solid #ffffff"/>
      <style:text-properties fo:color="#0066cc"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style:repeat="repeat"/>
      <style:paragraph-properties fo:border="0.03pt solid #ffffff"/>
      <style:text-properties fo:color="#0066cc" fo:font-size="14pt" style:font-size-asian="14pt" style:font-size-complex="14pt"/>
    </style:style>
    <style:style style:name="ce5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ce6" style:family="table-cell">
      <style:graphic-properties style:repeat="repeat"/>
      <style:text-properties fo:color="#0066cc" fo:font-size="14pt" style:font-size-asian="14pt" style:font-size-complex="14pt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line-height="150%"/>
    </style:style>
    <style:style style:name="P7" style:family="paragraph">
      <style:text-properties fo:color="#0066cc"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66cc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93cm" svg:height="1.119cm" svg:x="4.131cm" svg:y="2.043cm">
          <draw:text-box>
            <text:p><text:span text:style-name="T1">D -flip flop with asynchronous reset</text:span></text:p>
          </draw:text-box>
        </draw:frame>
        <draw:custom-shape draw:style-name="gr2" draw:text-style-name="P2" draw:layer="layout" svg:width="5.842cm" svg:height="8.636cm" svg:x="8.493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1.397cm" svg:x="4.81cm" svg:y="9.7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2" draw:layer="layout" svg:x1="4.937cm" svg:y1="6.842cm" svg:x2="8.62cm" svg:y2="6.842cm">
          <text:p/>
        </draw:line>
        <draw:custom-shape draw:style-name="gr5" draw:text-style-name="P2" xml:id="id1" draw:id="id1" draw:layer="layout" svg:width="0.508cm" svg:height="0.508cm" svg:x="11.371cm" svg:y="1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0.403cm" svg:x1="4.961cm" svg:y1="16.47cm" svg:x2="11.805cm" svg:y2="14.882cm" draw:end-shape="id1" draw:end-glue-point="9" svg:d="M4961 16470v-103h6844v-1485" svg:viewBox="0 0 6845 1589">
          <text:p/>
        </draw:connector>
        <draw:frame draw:style-name="gr6" draw:text-style-name="P3" draw:layer="layout" svg:width="1.467cm" svg:height="0.806cm" svg:x="4.564cm" svg:y="6.026cm">
          <draw:text-box>
            <text:p><text:span text:style-name="T2">data</text:span></text:p>
          </draw:text-box>
        </draw:frame>
        <draw:frame draw:style-name="gr7" draw:text-style-name="P3" draw:layer="layout" svg:width="1.637cm" svg:height="0.806cm" svg:x="4.486cm" svg:y="9.166cm">
          <draw:text-box>
            <text:p><text:span text:style-name="T2">clock</text:span></text:p>
          </draw:text-box>
        </draw:frame>
        <draw:frame draw:style-name="gr8" draw:text-style-name="P3" draw:layer="layout" svg:width="1.607cm" svg:height="0.806cm" svg:x="4.583cm" svg:y="15.57cm">
          <draw:text-box>
            <text:p><text:span text:style-name="T2">reset</text:span></text:p>
          </draw:text-box>
        </draw:frame>
        <draw:line draw:style-name="gr4" draw:text-style-name="P2" draw:layer="layout" svg:x1="14.335cm" svg:y1="8.933cm" svg:x2="18.653cm" svg:y2="8.874cm">
          <text:p/>
        </draw:line>
        <draw:frame draw:style-name="gr9" draw:text-style-name="P3" draw:layer="layout" svg:width="0.777cm" svg:height="0.806cm" svg:x="17.51cm" svg:y="7.985cm">
          <draw:text-box>
            <text:p><text:span text:style-name="T2">q</text:span></text:p>
          </draw:text-box>
        </draw:frame>
      </draw:page>
      <draw:page draw:name="page2" draw:style-name="dp1" draw:master-page-name="Default">
        <draw:frame draw:style-name="standard" draw:layer="layout" svg:width="18.165cm" svg:height="8.508cm" svg:x="1.892cm" svg:y="4.1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data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clock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Assume 50MHz</text:span></text:p>
              </table:table-cell>
            </table:table-row>
            <table:table-row table:style-name="ro3" table:default-cell-style-name="ce1">
              <table:table-cell>
                <text:p><text:span text:style-name="T3">q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bit input</text:span></text:p>
                <text:p><text:span text:style-name="T3">data</text:span></text:p>
              </table:table-cell>
            </table:table-row>
            <table:table-row table:style-name="ro3" table:default-cell-style-name="ce1">
              <table:table-cell>
                <text:p><text:span text:style-name="T3">reset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" draw:layer="layout" svg:width="7.618cm" svg:height="1.119cm" svg:x="6.453cm" svg:y="1.635cm">
          <draw:text-box>
            <text:p><text:span text:style-name="T1">Module description</text:span></text:p>
          </draw:text-box>
        </draw:frame>
      </draw:page>
      <draw:page draw:name="page3" draw:style-name="dp1" draw:master-page-name="Default">
        <draw:custom-shape draw:style-name="gr11" draw:text-style-name="P4" draw:layer="layout" svg:width="4.191cm" svg:height="2.159cm" svg:x="8.285cm" svg:y="3.797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5.715cm" svg:height="2.032cm" svg:x="7.658cm" svg:y="8.442cm">
          <text:p text:style-name="P2"><text:span text:style-name="T4"><text:s text:c="6"/></text:span><text:span text:style-name="T4">input=data,reset,</text:span></text:p>
          <text:p text:style-name="P2"><text:span text:style-name="T4">clock</text:span></text:p>
          <text:p text:style-name="P2"><text:span text:style-name="T4">output=q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xml:id="id2" draw:id="id2" draw:layer="layout" svg:width="3.683cm" svg:height="4.064cm" svg:x="8.609cm" svg:y="12.741cm">
          <text:p text:style-name="P2"><text:span text:style-name="T2">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draw:layer="layout" svg:width="4.953cm" svg:height="2.159cm" svg:x="8.066cm" svg:y="19.726cm">
          <text:p text:style-name="P2"><text:span text:style-name="T2">q=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3" draw:id="id3" draw:layer="layout" svg:width="4.953cm" svg:height="2.159cm" svg:x="14.843cm" svg:y="16.297cm">
          <text:p text:style-name="P2"><text:span text:style-name="T2">q=0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429cm" svg:height="1.905cm" svg:x="8.874cm" svg:y="24.39cm">
          <text:p text:style-name="P2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2.292cm" svg:y1="14.773cm" svg:x2="17.319cm" svg:y2="16.297cm" draw:start-shape="id2" draw:start-glue-point="7" draw:end-shape="id3" draw:end-glue-point="0" svg:d="M12292 14773h5027v1524" svg:viewBox="0 0 5028 1525">
          <text:p/>
        </draw:connector>
        <draw:line draw:style-name="gr4" draw:text-style-name="P2" draw:layer="layout" svg:x1="10.525cm" svg:y1="16.805cm" svg:x2="10.525cm" svg:y2="20.107cm">
          <text:p/>
        </draw:line>
        <draw:line draw:style-name="gr4" draw:text-style-name="P2" draw:layer="layout" svg:x1="10.471cm" svg:y1="5.983cm" svg:x2="10.471cm" svg:y2="8.523cm">
          <text:p/>
        </draw:line>
        <draw:line draw:style-name="gr4" draw:text-style-name="P2" draw:layer="layout" svg:x1="10.471cm" svg:y1="10.555cm" svg:x2="10.471cm" svg:y2="12.841cm">
          <text:p/>
        </draw:line>
        <draw:line draw:style-name="gr4" draw:text-style-name="P2" draw:layer="layout" svg:x1="10.652cm" svg:y1="21.885cm" svg:x2="10.652cm" svg:y2="24.679cm">
          <text:p/>
        </draw:line>
        <draw:frame draw:style-name="gr16" draw:text-style-name="P3" draw:layer="layout" svg:width="1.239cm" svg:height="0.806cm" svg:x="14.554cm" svg:y="14.011cm">
          <draw:text-box>
            <text:p><text:span text:style-name="T2">low</text:span></text:p>
          </draw:text-box>
        </draw:frame>
        <draw:frame draw:style-name="gr17" draw:text-style-name="P3" draw:layer="layout" svg:width="1.438cm" svg:height="0.806cm" svg:x="10.406cm" svg:y="17.621cm">
          <draw:text-box>
            <text:p><text:span text:style-name="T2">high</text:span></text:p>
          </draw:text-box>
        </draw:frame>
        <draw:frame draw:style-name="gr18" draw:text-style-name="P1" draw:layer="layout" svg:width="11.322cm" svg:height="1.119cm" svg:x="5.112cm" svg:y="1.235cm">
          <draw:text-box>
            <text:p><text:span text:style-name="T1">Flow chart for dff_sync_reset</text:span></text:p>
          </draw:text-box>
        </draw:frame>
      </draw:page>
      <draw:page draw:name="page4" draw:style-name="dp1" draw:master-page-name="Default">
        <draw:frame draw:style-name="gr19" draw:text-style-name="P1" draw:layer="layout" svg:width="4.418cm" svg:height="1.119cm" svg:x="8.12cm" svg:y="1.583cm">
          <draw:text-box>
            <text:p><text:span text:style-name="T1">Test cases</text:span></text:p>
          </draw:text-box>
        </draw:frame>
        <draw:frame draw:style-name="standard" draw:layer="layout" svg:width="64.768cm" svg:height="11.318cm" svg:x="-21.606cm" svg:y="4.0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5">S.no</text:span></text:p>
              </table:table-cell>
              <table:table-cell table:style-name="ce3">
                <text:p><text:span text:style-name="T5">Functionality</text:span></text:p>
              </table:table-cell>
              <table:table-cell>
                <text:p><text:span text:style-name="T5"><text:s text:c="4"/></text:span><text:span text:style-name="T5">Test procedure</text:span></text:p>
              </table:table-cell>
              <table:table-cell>
                <text:p><text:span text:style-name="T5">Expected output</text:span></text:p>
              </table:table-cell>
              <table:table-cell>
                <text:p><text:span text:style-name="T5">Actual output</text:span></text:p>
              </table:table-cell>
              <table:table-cell>
                <text:p><text:span text:style-name="T5">Result </text:span></text:p>
                <text:p><text:span text:style-name="T5">Pass/fail</text:span></text:p>
              </table:table-cell>
            </table:table-row>
            <table:table-row table:style-name="ro5" table:default-cell-style-name="ce4">
              <table:table-cell table:style-name="ce3">
                <text:p><text:span text:style-name="T5">1.</text:span></text:p>
              </table:table-cell>
              <table:table-cell>
                <text:p><text:span text:style-name="T6">Reset check-</text:span></text:p>
                <text:p><text:span text:style-name="T6">Check for reset of the circuit by making reset <text:s/>is low. Irrespective of input,the circuit is reset to 0.</text:span></text:p>
                <text:p><text:span text:style-name="T6"/></text:p>
                <text:p><text:span text:style-name="T6">According to spec reset is active low.</text:span></text:p>
              </table:table-cell>
              <table:table-cell>
                <text:p><text:span text:style-name="T6">Make</text:span></text:p>
                <text:p><text:span text:style-name="T6"><text:s/></text:span><text:span text:style-name="T6">reset=0</text:span></text:p>
              </table:table-cell>
              <table:table-cell table:style-name="ce5">
                <text:p text:style-name="P6"><text:span text:style-name="T6">q=0(irrespective of input it reset to <text:s/>0)</text:span></text:p>
              </table:table-cell>
              <table:table-cell table:style-name="ce6">
                <text:p><text:span text:style-name="T6">clock=0,</text:span><text:span text:style-name="T6"><text:tab/></text:span><text:span text:style-name="T6">reset_n=0,</text:span><text:span text:style-name="T6"><text:tab/></text:span><text:span text:style-name="T6">data=1,</text:span><text:span text:style-name="T6"><text:tab/></text:span><text:span text:style-name="T6">q=0</text:span></text:p>
                <text:p><text:span text:style-name="T6">clock=0,</text:span><text:span text:style-name="T6"><text:tab/></text:span><text:span text:style-name="T6">reset_n=0,</text:span><text:span text:style-name="T6"><text:tab/></text:span><text:span text:style-name="T6">data=z,</text:span><text:span text:style-name="T6"><text:tab/></text:span><text:span text:style-name="T6">q=0</text:span></text:p>
                <text:p><text:span text:style-name="T6">clock=0,</text:span><text:span text:style-name="T6"><text:tab/></text:span><text:span text:style-name="T6">reset_n=0,</text:span><text:span text:style-name="T6"><text:tab/></text:span><text:span text:style-name="T6">data=x,</text:span><text:span text:style-name="T6"><text:tab/></text:span><text:span text:style-name="T6">q=0</text:span></text:p>
              </table:table-cell>
              <table:table-cell table:style-name="ce6">
                <text:p><text:span text:style-name="T6">pass</text:span></text:p>
              </table:table-cell>
            </table:table-row>
            <table:table-row table:style-name="ro6" table:default-cell-style-name="ce6">
              <table:table-cell table:style-name="ce2">
                <text:p><text:span text:style-name="T5">2.</text:span></text:p>
              </table:table-cell>
              <table:table-cell table:style-name="ce4">
                <text:p><text:span text:style-name="T6">Clock check-</text:span></text:p>
                <text:p><text:span text:style-name="T6">Check for clock of the circuit by making clock as podedge clock. when the reset is high.</text:span></text:p>
                <text:p><text:span text:style-name="T6"/></text:p>
                <text:p><text:span text:style-name="T6">According to spec the circuit is posedge sensitive.</text:span></text:p>
              </table:table-cell>
              <table:table-cell>
                <text:p><text:span text:style-name="T6">Make</text:span></text:p>
                <text:p><text:span text:style-name="T6"><text:s/></text:span><text:span text:style-name="T6">Reset=1,</text:span></text:p>
                <text:p><text:span text:style-name="T6">input=data</text:span></text:p>
                <text:p><text:span text:style-name="T6">(at negedge clk)</text:span></text:p>
              </table:table-cell>
              <table:table-cell>
                <text:p><text:span text:style-name="T6">q=data</text:span></text:p>
                <text:p><text:span text:style-name="T6">(it follows the input)</text:span></text:p>
              </table:table-cell>
              <table:table-cell>
                <text:p><text:span text:style-name="T6">clock=0,</text:span><text:span text:style-name="T6"><text:tab/></text:span><text:span text:style-name="T6">reset_n=1,</text:span><text:span text:style-name="T6"><text:tab/></text:span><text:span text:style-name="T6">data=1,</text:span><text:span text:style-name="T6"><text:tab/></text:span><text:span text:style-name="T6">q=0</text:span></text:p>
                <text:p><text:span text:style-name="T6">clock=1,</text:span><text:span text:style-name="T6"><text:tab/></text:span><text:span text:style-name="T6">reset_n=1,</text:span><text:span text:style-name="T6"><text:tab/></text:span><text:span text:style-name="T6">data=1,</text:span><text:span text:style-name="T6"><text:tab/></text:span><text:span text:style-name="T6">q=1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6">
              <table:table-cell table:style-name="ce2">
                <text:p><text:span text:style-name="T5">3.</text:span></text:p>
              </table:table-cell>
              <table:table-cell>
                <text:p><text:span text:style-name="T6">Clock check-</text:span></text:p>
                <text:p><text:span text:style-name="T6">Check for negedge clock</text:span></text:p>
                <text:p><text:span text:style-name="T6">When the reset is high</text:span></text:p>
              </table:table-cell>
              <table:table-cell>
                <text:p><text:span text:style-name="T6">Make </text:span></text:p>
                <text:p><text:span text:style-name="T6">Reset=1,</text:span></text:p>
                <text:p><text:span text:style-name="T6">input=data</text:span></text:p>
              </table:table-cell>
              <table:table-cell>
                <text:p><text:span text:style-name="T6">q=q(it holds the previous data)</text:span></text:p>
              </table:table-cell>
              <table:table-cell>
                <text:p><text:span text:style-name="T6">clock=1,</text:span><text:span text:style-name="T6"><text:tab/></text:span><text:span text:style-name="T6">reset_n=1,</text:span><text:span text:style-name="T6"><text:tab/></text:span><text:span text:style-name="T6">data=z,</text:span><text:span text:style-name="T6"><text:tab/></text:span><text:span text:style-name="T6">q=z</text:span></text:p>
                <text:p><text:span text:style-name="T6">clock=0,</text:span><text:span text:style-name="T6"><text:tab/></text:span><text:span text:style-name="T6">reset_n=1,</text:span><text:span text:style-name="T6"><text:tab/></text:span><text:span text:style-name="T6">data=1,</text:span><text:span text:style-name="T6"><text:tab/></text:span><text:span text:style-name="T6">q=z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6">
              <table:table-cell table:style-name="ce2">
                <text:p><text:span text:style-name="T5">4.</text:span></text:p>
              </table:table-cell>
              <table:table-cell>
                <text:p><text:span text:style-name="T6">Reset check-</text:span></text:p>
                <text:p><text:span text:style-name="T6">Check for if reset is low <text:s/>&amp;negedge clock.</text:span></text:p>
                <text:p><text:span text:style-name="T6">It reset the whole circuit at negedge only.</text:span></text:p>
              </table:table-cell>
              <table:table-cell>
                <text:p><text:span text:style-name="T6">Make </text:span></text:p>
                <text:p><text:span text:style-name="T6">Reset=0,</text:span></text:p>
                <text:p><text:span text:style-name="T6">input=data.</text:span></text:p>
              </table:table-cell>
              <table:table-cell>
                <text:p><text:span text:style-name="T6">q=0</text:span></text:p>
                <text:p><text:span text:style-name="T6">(whatever the input ,the output will be 0 at same <text:s/>instance only)</text:span></text:p>
              </table:table-cell>
              <table:table-cell>
                <text:p><text:span text:style-name="T6">clock=0,</text:span><text:span text:style-name="T6"><text:tab/></text:span><text:span text:style-name="T6">reset_n=0,</text:span><text:span text:style-name="T6"><text:tab/></text:span><text:span text:style-name="T6">data=1,</text:span><text:span text:style-name="T6"><text:tab/></text:span><text:span text:style-name="T6">q=0</text:span></text:p>
                <text:p><text:span text:style-name="T6">clock=0,</text:span><text:span text:style-name="T6"><text:tab/></text:span><text:span text:style-name="T6">reset_n=0,</text:span><text:span text:style-name="T6"><text:tab/></text:span><text:span text:style-name="T6">data=z,</text:span><text:span text:style-name="T6"><text:tab/></text:span><text:span text:style-name="T6">q=0</text:span></text:p>
                <text:p><text:span text:style-name="T6">clock=0,</text:span><text:span text:style-name="T6"><text:tab/></text:span><text:span text:style-name="T6">reset_n=0,</text:span><text:span text:style-name="T6"><text:tab/></text:span><text:span text:style-name="T6">data=x,</text:span><text:span text:style-name="T6"><text:tab/></text:span><text:span text:style-name="T6">q=0</text:span></text:p>
              </table:table-cell>
              <table:table-cell>
                <text:p text:style-name="P7">pass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3:53:57.309784024</meta:creation-date>
    <dc:date>2016-11-14T16:45:12.872115039</dc:date>
    <meta:editing-duration>PT2H58M58S</meta:editing-duration>
    <meta:editing-cycles>12</meta:editing-cycles>
    <meta:generator>LibreOffice/4.3.7.2$Linux_X86_64 LibreOffice_project/430$Build-2</meta:generator>
    <meta:document-statistic meta:object-count="29"/>
  </office:meta>
</office:document-meta>
</file>